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984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7.706cm"/>
    </style:style>
    <style:style style:name="co7" style:family="table-column">
      <style:table-column-properties fo:break-before="auto" style:column-width="4.438cm"/>
    </style:style>
    <style:style style:name="co8" style:family="table-column">
      <style:table-column-properties fo:break-before="auto" style:column-width="17.0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Raret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Date de sortie</text:p>
          </table:table-cell>
          <table:table-cell table:style-name="ce1" office:value-type="string" calcext:value-type="string">
            <text:p>Nom de l’im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n Goku &amp; Piccolo Int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mek/Saiy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on_Goku_&amp;_Piccolo_Int_LR.p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er C-17 Tec LR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Hybride Humain Artifici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uper_C-17_Tec_LR.p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pion &amp; Minoshia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Konatsie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apion_&amp;_Minoshia_Pui_LR.p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Équipe des dragons maléfiqu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ragon Maléfiq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Équipe_des_dragons_maléfiques_Int_LR.p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Trunks (jeun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table:style-name="ce5" office:value-type="string" calcext:value-type="string">
            <text:p>Saiyan de sang-mêlé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runks_(jeune)_Pui_LR.p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Kamesenni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um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Kamesennin_End_LR.p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-17 (équipe Univers 7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Hybride Humain Artifici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C-17_(équipe_Univers_7)_Int_LR.o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Golden Freezer (ange) &amp; C-17</text:p>
          </table:table-cell>
          <table:table-cell office:value-type="string" calcext:value-type="string">
            <text:p>Masculin / 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lan Freezer / Hybride Humain Artificiel</text:p>
          </table:table-cell>
          <table:table-cell office:value-type="float" office:value="2021" calcext:value-type="float">
            <text:p>2021</text:p>
          </table:table-cell>
          <table:table-cell table:style-name="ce4" office:value-type="string" calcext:value-type="string">
            <text:p>Golden_Freezer_(ange)_&amp;_C-17_End_LR.p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on Gohan Super Saiyan 2 (enfan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 de sang-mêlé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on_Gohan_Super_Saiyan_2_(enfant)_Tec_LR.p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Babidi &amp; Bo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Majin / Autr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abidi_&amp;_Boo_End_LR.p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Équipe Thalès</text:p>
          </table:table-cell>
          <table:table-cell office:value-type="string" calcext:value-type="string">
            <text:p>Masculin / 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Équipe_Thalès_Pui_LR.p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Son Goku &amp; Vegeta (ang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on_Goku_&amp;_Vegeta_(ange)_Pui_LR.p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Boo (Gotenks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Maji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o_(Gotenks)_End_LR.p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Vegeta Super Saiyan divin SS évolué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Vegeta_Super_Saiyan_divin_SS_évolué_Int_LR.p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Son Goku (Ultra Instinc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on_Goku_(Ultra_Instinct)_Agi_LR.p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Vegeta Super Saiyan 2 (ang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egeta_Super_Saiyan_2_(ange)_End_LR.p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Son Goku Super Saiyan divin SS (Kaioken) &amp; Vegeta Super Saiyan divin SS évolué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on_Goku_Super_Saiyan_divin_SS_(Kaioken)_&amp;_Vegeta_Super_Saiyan_divin_SS_évolué_End_LR.p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Jiren (pleine puissance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utr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Jiren_(pleine_puissance)_Tec_LR.p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Son Goku (Signes de l'Ultra Instinc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on_Goku_(Signes_de_l'Ultra_Instinct)_Pui_LR.p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Son Goku &amp; Son Gohan (peti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 / Saiyan de sang-mêlé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on_Goku_&amp;_Son_Gohan_(petit)_Tec_LR.p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rilli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umai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rillin_End_LR.p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Nappa/Vegeta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appa_Vegeta_Agi_LR.p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Équipe Bardock</text:p>
          </table:table-cell>
          <table:table-cell office:value-type="string" calcext:value-type="string">
            <text:p>Masculin / Autre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Équipe_Bardock_Int_LR.pn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Zamasu (Son Goku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Divi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Zamasu_(Son_Goku)_Pui_LR.png</text:p>
          </table:table-cell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1:41:49.801339982</meta:creation-date>
    <meta:generator>LibreOffice/7.3.7.2$Linux_X86_64 LibreOffice_project/30$Build-2</meta:generator>
    <dc:date>2024-02-05T15:23:02.667967215</dc:date>
    <meta:editing-duration>PT11M</meta:editing-duration>
    <meta:editing-cycles>1</meta:editing-cycles>
    <meta:document-statistic meta:table-count="1" meta:cell-count="224" meta:object-count="0"/>
  </office:meta>
</office:document-meta>
</file>